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14pt" style:text-underline-style="solid" style:text-underline-width="auto" style:text-underline-color="font-color" fo:font-weight="bold" officeooo:rsid="001d9182" officeooo:paragraph-rsid="001d9182" style:font-size-asian="14pt" style:font-weight-asian="bold" style:font-size-complex="14pt" style:font-weight-complex="bold"/>
    </style:style>
    <style:style style:name="P2" style:family="paragraph" style:parent-style-name="Standard">
      <style:text-properties style:font-name="Liberation Sans" fo:font-size="14pt" style:text-underline-style="solid" style:text-underline-width="auto" style:text-underline-color="font-color" fo:font-weight="bold" officeooo:rsid="00ddd869" officeooo:paragraph-rsid="00ddd869" style:font-size-asian="14pt" style:font-weight-asian="bold" style:font-size-complex="14pt" style:font-weight-complex="bold"/>
    </style:style>
    <style:style style:name="P3" style:family="paragraph" style:parent-style-name="Standard">
      <style:text-properties style:font-name="Liberation Sans" fo:font-size="14pt" officeooo:rsid="002121c9" officeooo:paragraph-rsid="001d9182" style:font-size-asian="14pt" style:font-size-complex="14pt"/>
    </style:style>
    <style:style style:name="P4" style:family="paragraph" style:parent-style-name="Standard">
      <style:text-properties style:font-name="Liberation Sans" fo:font-size="14pt" officeooo:rsid="002121c9" officeooo:paragraph-rsid="002121c9" style:font-size-asian="14pt" style:font-size-complex="14pt"/>
    </style:style>
    <style:style style:name="P5" style:family="paragraph" style:parent-style-name="Standard">
      <style:text-properties style:font-name="Liberation Sans" fo:font-size="14pt" officeooo:rsid="002121c9" officeooo:paragraph-rsid="004c0bfd" style:font-size-asian="14pt" style:font-size-complex="14pt"/>
    </style:style>
    <style:style style:name="P6" style:family="paragraph" style:parent-style-name="Standard">
      <style:text-properties style:font-name="Liberation Sans" fo:font-size="14pt" officeooo:rsid="002121c9" officeooo:paragraph-rsid="007dd97c" style:font-size-asian="14pt" style:font-size-complex="14pt"/>
    </style:style>
    <style:style style:name="P7" style:family="paragraph" style:parent-style-name="Standard">
      <style:text-properties style:font-name="Liberation Sans" fo:font-size="14pt" officeooo:rsid="007dd97c" officeooo:paragraph-rsid="007dd97c" style:font-size-asian="14pt" style:font-size-complex="14pt"/>
    </style:style>
    <style:style style:name="P8" style:family="paragraph" style:parent-style-name="Standard">
      <style:text-properties style:font-name="Liberation Sans" fo:font-size="14pt" fo:font-weight="normal" officeooo:rsid="004cfaa0" officeooo:paragraph-rsid="007dd97c" style:font-size-asian="14pt" style:font-weight-asian="normal" style:font-size-complex="14pt" style:font-weight-complex="normal"/>
    </style:style>
    <style:style style:name="P9" style:family="paragraph" style:parent-style-name="Standard">
      <style:text-properties style:font-name="Liberation Sans" fo:font-size="24pt" officeooo:rsid="001d9182" officeooo:paragraph-rsid="001d9182" style:font-size-asian="24pt" style:font-size-complex="24pt"/>
    </style:style>
    <style:style style:name="P10" style:family="paragraph" style:parent-style-name="Standard">
      <style:paragraph-properties fo:text-align="center" style:justify-single-word="false"/>
      <style:text-properties style:font-name="Liberation Sans" fo:font-size="24pt" officeooo:rsid="001d9182" officeooo:paragraph-rsid="001d9182" style:font-size-asian="24pt" style:font-size-complex="24pt"/>
    </style:style>
    <style:style style:name="P11" style:family="paragraph" style:parent-style-name="Standard">
      <style:paragraph-properties fo:text-align="center" style:justify-single-word="false"/>
      <style:text-properties style:font-name="Liberation Sans" fo:font-size="24pt" officeooo:rsid="001ecf73" officeooo:paragraph-rsid="001ecf73" style:font-size-asian="24pt" style:font-size-complex="24pt"/>
    </style:style>
    <style:style style:name="P12" style:family="paragraph" style:parent-style-name="Standard">
      <style:paragraph-properties fo:text-align="center" style:justify-single-word="false"/>
      <style:text-properties style:font-name="Liberation Sans" fo:font-size="24pt" style:text-underline-style="solid" style:text-underline-width="auto" style:text-underline-color="font-color" officeooo:rsid="001ecf73" officeooo:paragraph-rsid="001ecf73" style:font-size-asian="24pt" style:font-size-complex="24pt"/>
    </style:style>
    <style:style style:name="P13" style:family="paragraph" style:parent-style-name="Standard">
      <style:text-properties style:font-name="Liberation Sans" fo:font-size="12pt" style:text-underline-style="none" fo:font-weight="normal" officeooo:rsid="00a4570f" officeooo:paragraph-rsid="00a6edee" style:font-size-asian="12pt" style:font-weight-asian="normal" style:font-size-complex="12pt" style:font-weight-complex="normal"/>
    </style:style>
    <style:style style:name="P14" style:family="paragraph" style:parent-style-name="Standard">
      <style:text-properties style:font-name="Liberation Sans" fo:font-size="12pt" style:text-underline-style="none" fo:font-weight="normal" officeooo:rsid="00a4570f" officeooo:paragraph-rsid="00a4570f" style:font-size-asian="12pt" style:font-weight-asian="normal" style:font-size-complex="12pt" style:font-weight-complex="normal"/>
    </style:style>
    <style:style style:name="P15" style:family="paragraph" style:parent-style-name="Standard">
      <style:text-properties style:font-name="Liberation Sans" fo:font-size="12pt" style:text-underline-style="none" fo:font-weight="normal" officeooo:rsid="00a73e81" officeooo:paragraph-rsid="00a73e81" style:font-size-asian="12pt" style:font-weight-asian="normal" style:font-size-complex="12pt" style:font-weight-complex="normal"/>
    </style:style>
    <style:style style:name="P16" style:family="paragraph" style:parent-style-name="Standard">
      <style:text-properties style:font-name="Liberation Sans" fo:font-size="12pt" style:text-underline-style="none" fo:font-weight="normal" officeooo:rsid="00a73e81" officeooo:paragraph-rsid="00a74169" style:font-size-asian="12pt" style:font-weight-asian="normal" style:font-size-complex="12pt" style:font-weight-complex="normal"/>
    </style:style>
    <style:style style:name="P17" style:family="paragraph" style:parent-style-name="Standard">
      <style:text-properties style:font-name="Liberation Sans" fo:font-size="12pt" style:text-underline-style="none" fo:font-weight="normal" officeooo:rsid="00a8f979" officeooo:paragraph-rsid="00a8f979" style:font-size-asian="12pt" style:font-weight-asian="normal" style:font-size-complex="12pt" style:font-weight-complex="normal"/>
    </style:style>
    <style:style style:name="P18" style:family="paragraph" style:parent-style-name="Standard">
      <style:text-properties style:font-name="Liberation Sans" fo:font-size="12pt" style:text-underline-style="none" fo:font-weight="normal" officeooo:rsid="00a9e2ed" officeooo:paragraph-rsid="00a9e2ed" style:font-size-asian="12pt" style:font-weight-asian="normal" style:font-size-complex="12pt" style:font-weight-complex="normal"/>
    </style:style>
    <style:style style:name="P19" style:family="paragraph" style:parent-style-name="Standard">
      <style:text-properties style:font-name="Liberation Sans" fo:font-size="12pt" style:text-underline-style="none" fo:font-weight="normal" officeooo:rsid="00ab2ae6" officeooo:paragraph-rsid="00acae81" style:font-size-asian="12pt" style:font-weight-asian="normal" style:font-size-complex="12pt" style:font-weight-complex="normal"/>
    </style:style>
    <style:style style:name="P20" style:family="paragraph" style:parent-style-name="Standard">
      <style:text-properties style:font-name="Liberation Sans" fo:font-size="12pt" style:text-underline-style="none" fo:font-weight="normal" officeooo:rsid="00af4116" officeooo:paragraph-rsid="00af4116" style:font-size-asian="12pt" style:font-weight-asian="normal" style:font-size-complex="12pt" style:font-weight-complex="normal"/>
    </style:style>
    <style:style style:name="P21" style:family="paragraph" style:parent-style-name="Standard">
      <style:text-properties style:font-name="Liberation Sans" fo:font-size="12pt" style:text-underline-style="none" fo:font-weight="normal" officeooo:rsid="00af4116" officeooo:paragraph-rsid="00c4ba12" style:font-size-asian="12pt" style:font-weight-asian="normal" style:font-size-complex="12pt" style:font-weight-complex="normal"/>
    </style:style>
    <style:style style:name="P22" style:family="paragraph" style:parent-style-name="Standard">
      <style:text-properties style:font-name="Liberation Sans" fo:font-size="12pt" style:text-underline-style="none" fo:font-weight="normal" officeooo:rsid="00b1cacf" officeooo:paragraph-rsid="00b1cacf" style:font-size-asian="12pt" style:font-weight-asian="normal" style:font-size-complex="12pt" style:font-weight-complex="normal"/>
    </style:style>
    <style:style style:name="P23" style:family="paragraph" style:parent-style-name="Standard">
      <style:text-properties style:font-name="Liberation Sans" fo:font-size="12pt" style:text-underline-style="none" fo:font-weight="normal" officeooo:rsid="00b1cacf" officeooo:paragraph-rsid="00b231ea" style:font-size-asian="12pt" style:font-weight-asian="normal" style:font-size-complex="12pt" style:font-weight-complex="normal"/>
    </style:style>
    <style:style style:name="P24" style:family="paragraph" style:parent-style-name="Standard">
      <style:text-properties style:font-name="Liberation Sans" fo:font-size="12pt" style:text-underline-style="none" fo:font-weight="normal" officeooo:rsid="00b1cacf" officeooo:paragraph-rsid="00d97d90" style:font-size-asian="12pt" style:font-weight-asian="normal" style:font-size-complex="12pt" style:font-weight-complex="normal"/>
    </style:style>
    <style:style style:name="P25" style:family="paragraph" style:parent-style-name="Standard">
      <style:text-properties style:font-name="Liberation Sans" fo:font-size="12pt" style:text-underline-style="none" fo:font-weight="normal" officeooo:rsid="009018c8" officeooo:paragraph-rsid="009018c8" style:font-size-asian="12pt" style:font-weight-asian="normal" style:font-size-complex="12pt" style:font-weight-complex="normal"/>
    </style:style>
    <style:style style:name="P26" style:family="paragraph" style:parent-style-name="Standard">
      <style:text-properties style:font-name="Liberation Sans" fo:font-size="12pt" style:text-underline-style="none" fo:font-weight="normal" officeooo:rsid="009018c8" officeooo:paragraph-rsid="00915cd5" style:font-size-asian="12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92a376" officeooo:paragraph-rsid="0092a376" style:font-size-asian="12pt" style:font-weight-asian="normal" style:font-size-complex="12pt" style:font-weight-complex="normal"/>
    </style:style>
    <style:style style:name="P28" style:family="paragraph" style:parent-style-name="Standard">
      <style:text-properties style:font-name="Liberation Sans" fo:font-size="12pt" style:text-underline-style="none" fo:font-weight="normal" officeooo:rsid="0092a376" officeooo:paragraph-rsid="00931e3b" style:font-size-asian="12pt" style:font-weight-asian="normal" style:font-size-complex="12pt" style:font-weight-complex="normal"/>
    </style:style>
    <style:style style:name="P29" style:family="paragraph" style:parent-style-name="Standard">
      <style:text-properties style:font-name="Liberation Sans" fo:font-size="12pt" style:text-underline-style="none" fo:font-weight="normal" officeooo:rsid="0092a376" officeooo:paragraph-rsid="00946679" style:font-size-asian="12pt" style:font-weight-asian="normal" style:font-size-complex="12pt" style:font-weight-complex="normal"/>
    </style:style>
    <style:style style:name="P30" style:family="paragraph" style:parent-style-name="Standard">
      <style:text-properties style:font-name="Liberation Sans" fo:font-size="12pt" style:text-underline-style="none" fo:font-weight="normal" officeooo:rsid="0092a376" officeooo:paragraph-rsid="009601df" style:font-size-asian="12pt" style:font-weight-asian="normal" style:font-size-complex="12pt" style:font-weight-complex="normal"/>
    </style:style>
    <style:style style:name="P31" style:family="paragraph" style:parent-style-name="Standard">
      <style:text-properties style:font-name="Liberation Sans" fo:font-size="12pt" style:text-underline-style="none" fo:font-weight="normal" officeooo:rsid="0099157d" officeooo:paragraph-rsid="009b3aea" style:font-size-asian="12pt" style:font-weight-asian="normal" style:font-size-complex="12pt" style:font-weight-complex="normal"/>
    </style:style>
    <style:style style:name="P32" style:family="paragraph" style:parent-style-name="Standard">
      <style:text-properties style:font-name="Liberation Sans" fo:font-size="12pt" style:text-underline-style="none" fo:font-weight="normal" officeooo:rsid="0099157d" officeooo:paragraph-rsid="009d6877" style:font-size-asian="12pt" style:font-weight-asian="normal" style:font-size-complex="12pt" style:font-weight-complex="normal"/>
    </style:style>
    <style:style style:name="P33" style:family="paragraph" style:parent-style-name="Standard">
      <style:text-properties style:font-name="Liberation Sans" fo:font-size="12pt" style:text-underline-style="none" fo:font-weight="normal" officeooo:rsid="0099157d" officeooo:paragraph-rsid="009e970a" style:font-size-asian="12pt" style:font-weight-asian="normal" style:font-size-complex="12pt" style:font-weight-complex="normal"/>
    </style:style>
    <style:style style:name="P34" style:family="paragraph" style:parent-style-name="Standard">
      <style:text-properties style:font-name="Liberation Sans" fo:font-size="12pt" style:text-underline-style="none" fo:font-weight="normal" officeooo:rsid="0099157d" officeooo:paragraph-rsid="00a563ac" style:font-size-asian="12pt" style:font-weight-asian="normal" style:font-size-complex="12pt" style:font-weight-complex="normal"/>
    </style:style>
    <style:style style:name="P35" style:family="paragraph" style:parent-style-name="Standard">
      <style:text-properties style:font-name="Liberation Sans" fo:font-size="12pt" style:text-underline-style="none" fo:font-weight="normal" officeooo:rsid="009d6877" officeooo:paragraph-rsid="009e970a" style:font-size-asian="12pt" style:font-weight-asian="normal" style:font-size-complex="12pt" style:font-weight-complex="normal"/>
    </style:style>
    <style:style style:name="P36" style:family="paragraph" style:parent-style-name="Standard">
      <style:text-properties style:font-name="Liberation Sans" fo:font-size="12pt" style:text-underline-style="none" fo:font-weight="normal" officeooo:rsid="00a563ac" officeooo:paragraph-rsid="00a563ac" style:font-size-asian="12pt" style:font-weight-asian="normal" style:font-size-complex="12pt" style:font-weight-complex="normal"/>
    </style:style>
    <style:style style:name="P37" style:family="paragraph" style:parent-style-name="Standard">
      <style:text-properties style:font-name="Liberation Sans" fo:font-size="12pt" style:text-underline-style="none" fo:font-weight="normal" officeooo:rsid="00b231ea" officeooo:paragraph-rsid="00b231ea" style:font-size-asian="12pt" style:font-weight-asian="normal" style:font-size-complex="12pt" style:font-weight-complex="normal"/>
    </style:style>
    <style:style style:name="P38" style:family="paragraph" style:parent-style-name="Standard">
      <style:text-properties style:font-name="Liberation Sans" fo:font-size="12pt" style:text-underline-style="none" fo:font-weight="bold" officeooo:rsid="0099157d" officeooo:paragraph-rsid="009b3aea"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99157d" officeooo:paragraph-rsid="009d6877"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99157d" officeooo:paragraph-rsid="009e970a" style:font-size-asian="12pt" style:font-weight-asian="bold" style:font-size-complex="12pt" style:font-weight-complex="bold"/>
    </style:style>
    <style:style style:name="P41" style:family="paragraph" style:parent-style-name="Standard">
      <style:text-properties style:font-name="Liberation Sans" fo:font-size="12pt" style:text-underline-style="none" officeooo:rsid="0086f830" officeooo:paragraph-rsid="0086f830" style:font-size-asian="12pt" style:font-size-complex="12pt"/>
    </style:style>
    <style:style style:name="P42" style:family="paragraph" style:parent-style-name="Standard">
      <style:text-properties style:font-name="Liberation Sans" fo:font-size="12pt" style:text-underline-style="none" officeooo:rsid="00845b2d" officeooo:paragraph-rsid="00856feb" style:font-size-asian="12pt" style:font-size-complex="12pt"/>
    </style:style>
    <style:style style:name="P43" style:family="paragraph" style:parent-style-name="Standard">
      <style:text-properties style:font-name="Liberation Sans" fo:font-size="12pt" style:text-underline-style="solid" style:text-underline-width="auto" style:text-underline-color="font-color" fo:font-weight="normal" officeooo:rsid="00a73e81" officeooo:paragraph-rsid="00a73e81" style:font-size-asian="12pt" style:font-weight-asian="normal" style:font-size-complex="12pt" style:font-weight-complex="normal"/>
    </style:style>
    <style:style style:name="P44" style:family="paragraph" style:parent-style-name="Standard">
      <style:text-properties style:font-name="Liberation Sans" fo:font-size="12pt" style:text-underline-style="solid" style:text-underline-width="auto" style:text-underline-color="font-color" officeooo:rsid="0039fbf3" officeooo:paragraph-rsid="00856feb" style:font-size-asian="12pt" style:font-size-complex="12pt"/>
    </style:style>
    <style:style style:name="P45" style:family="paragraph" style:parent-style-name="Standard">
      <style:text-properties style:font-name="Liberation Sans" fo:font-size="12pt" style:text-underline-style="solid" style:text-underline-width="auto" style:text-underline-color="font-color" officeooo:rsid="0039fbf3" officeooo:paragraph-rsid="0086f830" style:font-size-asian="12pt" style:font-size-complex="12pt"/>
    </style:style>
    <style:style style:name="P46" style:family="paragraph" style:parent-style-name="Standard">
      <style:text-properties style:font-name="Liberation Sans" fo:font-size="12pt" style:text-underline-style="solid" style:text-underline-width="auto" style:text-underline-color="font-color" fo:font-weight="bold" officeooo:rsid="00493031" officeooo:paragraph-rsid="00493031" style:font-size-asian="12pt" style:font-weight-asian="bold" style:font-size-complex="12pt" style:font-weight-complex="bold"/>
    </style:style>
    <style:style style:name="P47" style:family="paragraph" style:parent-style-name="Standard">
      <style:text-properties style:font-name="Liberation Sans" fo:font-size="12pt" style:text-underline-style="solid" style:text-underline-width="auto" style:text-underline-color="font-color" fo:font-weight="bold" officeooo:rsid="001ecf73" officeooo:paragraph-rsid="001ecf73" style:font-size-asian="12pt" style:font-weight-asian="bold" style:font-size-complex="12pt" style:font-weight-complex="bold"/>
    </style:style>
    <style:style style:name="P48" style:family="paragraph" style:parent-style-name="Standard">
      <style:text-properties style:font-name="Liberation Sans" fo:font-size="12pt" style:text-underline-style="solid" style:text-underline-width="auto" style:text-underline-color="font-color" fo:font-weight="bold" officeooo:rsid="00282896" officeooo:paragraph-rsid="00267edf" style:font-size-asian="12pt" style:font-weight-asian="bold" style:font-size-complex="12pt" style:font-weight-complex="bold"/>
    </style:style>
    <style:style style:name="P49" style:family="paragraph" style:parent-style-name="Standard">
      <style:text-properties style:font-name="Liberation Sans" fo:font-size="12pt" style:text-underline-style="solid" style:text-underline-width="auto" style:text-underline-color="font-color" fo:font-weight="bold" officeooo:rsid="00282896" officeooo:paragraph-rsid="0042fd52" style:font-size-asian="12pt" style:font-weight-asian="bold" style:font-size-complex="12pt" style:font-weight-complex="bold"/>
    </style:style>
    <style:style style:name="P50" style:family="paragraph" style:parent-style-name="Standard">
      <style:text-properties style:font-name="Liberation Sans" fo:font-size="12pt" style:text-underline-style="solid" style:text-underline-width="auto" style:text-underline-color="font-color" fo:font-weight="bold" officeooo:rsid="00282896" officeooo:paragraph-rsid="00ba0741" style:font-size-asian="12pt" style:font-weight-asian="bold" style:font-size-complex="12pt" style:font-weight-complex="bold"/>
    </style:style>
    <style:style style:name="P51" style:family="paragraph" style:parent-style-name="Standard">
      <style:text-properties style:font-name="Liberation Sans" fo:font-size="12pt" style:text-underline-style="solid" style:text-underline-width="auto" style:text-underline-color="font-color" fo:font-weight="bold" officeooo:rsid="00282896" officeooo:paragraph-rsid="009b3aea" style:font-size-asian="12pt" style:font-weight-asian="bold" style:font-size-complex="12pt" style:font-weight-complex="bold"/>
    </style:style>
    <style:style style:name="P52" style:family="paragraph" style:parent-style-name="Standard">
      <style:text-properties style:font-name="Liberation Sans" fo:font-size="12pt" style:text-underline-style="solid" style:text-underline-width="auto" style:text-underline-color="font-color" fo:font-weight="bold" officeooo:rsid="00282896" officeooo:paragraph-rsid="009d6877" style:font-size-asian="12pt" style:font-weight-asian="bold" style:font-size-complex="12pt" style:font-weight-complex="bold"/>
    </style:style>
    <style:style style:name="P53" style:family="paragraph" style:parent-style-name="Standard">
      <style:text-properties style:font-name="Liberation Sans" fo:font-size="12pt" style:text-underline-style="solid" style:text-underline-width="auto" style:text-underline-color="font-color" fo:font-weight="bold" officeooo:rsid="00282896" officeooo:paragraph-rsid="00282896" style:font-size-asian="12pt" style:font-weight-asian="bold" style:font-size-complex="12pt" style:font-weight-complex="bold"/>
    </style:style>
    <style:style style:name="P54" style:family="paragraph" style:parent-style-name="Standard">
      <style:text-properties style:font-name="Liberation Sans" fo:font-size="12pt" style:text-underline-style="solid" style:text-underline-width="auto" style:text-underline-color="font-color" fo:font-weight="bold" officeooo:rsid="00282896" officeooo:paragraph-rsid="00915cd5" style:font-size-asian="12pt" style:font-weight-asian="bold" style:font-size-complex="12pt" style:font-weight-complex="bold"/>
    </style:style>
    <style:style style:name="P55" style:family="paragraph" style:parent-style-name="Standard">
      <style:text-properties style:font-name="Liberation Sans" fo:font-size="12pt" style:text-underline-style="solid" style:text-underline-width="auto" style:text-underline-color="font-color" fo:font-weight="bold" officeooo:rsid="00282896" officeooo:paragraph-rsid="009e970a" style:font-size-asian="12pt" style:font-weight-asian="bold" style:font-size-complex="12pt" style:font-weight-complex="bold"/>
    </style:style>
    <style:style style:name="P56" style:family="paragraph" style:parent-style-name="Standard">
      <style:text-properties style:font-name="Liberation Sans" fo:font-size="12pt" style:text-underline-style="solid" style:text-underline-width="auto" style:text-underline-color="font-color" fo:font-weight="bold" officeooo:rsid="0089be04" officeooo:paragraph-rsid="0089be04" style:font-size-asian="12pt" style:font-weight-asian="bold" style:font-size-complex="12pt" style:font-weight-complex="bold"/>
    </style:style>
    <style:style style:name="P57" style:family="paragraph" style:parent-style-name="Standard">
      <style:text-properties style:font-name="Liberation Sans" fo:font-size="12pt" style:text-underline-style="solid" style:text-underline-width="auto" style:text-underline-color="font-color" fo:font-weight="bold" officeooo:rsid="008aa0fc" officeooo:paragraph-rsid="008aa0fc" style:font-size-asian="12pt" style:font-weight-asian="bold" style:font-size-complex="12pt" style:font-weight-complex="bold"/>
    </style:style>
    <style:style style:name="P58" style:family="paragraph" style:parent-style-name="Standard">
      <style:text-properties style:font-name="Liberation Sans" fo:font-size="12pt" style:text-underline-style="solid" style:text-underline-width="auto" style:text-underline-color="font-color" fo:font-weight="bold" officeooo:rsid="008aa0fc" officeooo:paragraph-rsid="009018c8" style:font-size-asian="12pt" style:font-weight-asian="bold" style:font-size-complex="12pt" style:font-weight-complex="bold"/>
    </style:style>
    <style:style style:name="P59" style:family="paragraph" style:parent-style-name="Standard">
      <style:text-properties style:font-name="Liberation Sans" fo:font-size="12pt" style:text-underline-style="solid" style:text-underline-width="auto" style:text-underline-color="font-color" fo:font-weight="bold" officeooo:rsid="00ba0741" officeooo:paragraph-rsid="00ba0741" style:font-size-asian="12pt" style:font-weight-asian="bold" style:font-size-complex="12pt" style:font-weight-complex="bold"/>
    </style:style>
    <style:style style:name="P60" style:family="paragraph" style:parent-style-name="Standard">
      <style:text-properties style:font-name="Liberation Sans" fo:font-size="12pt" style:text-underline-style="solid" style:text-underline-width="auto" style:text-underline-color="font-color" fo:font-weight="bold" officeooo:rsid="00a4570f" officeooo:paragraph-rsid="00a4570f" style:font-size-asian="12pt" style:font-weight-asian="bold" style:font-size-complex="12pt" style:font-weight-complex="bold"/>
    </style:style>
    <style:style style:name="P61" style:family="paragraph" style:parent-style-name="Standard">
      <style:text-properties style:font-name="Liberation Sans" fo:font-size="12pt" style:text-underline-style="solid" style:text-underline-width="auto" style:text-underline-color="font-color" fo:font-weight="bold" officeooo:rsid="00a4570f" officeooo:paragraph-rsid="00a6edee" style:font-size-asian="12pt" style:font-weight-asian="bold" style:font-size-complex="12pt" style:font-weight-complex="bold"/>
    </style:style>
    <style:style style:name="P62" style:family="paragraph" style:parent-style-name="Standard">
      <style:text-properties style:font-name="Liberation Sans" fo:font-size="12pt" style:text-underline-style="solid" style:text-underline-width="auto" style:text-underline-color="font-color" fo:font-weight="bold" officeooo:rsid="00a6edee" officeooo:paragraph-rsid="00a6edee" style:font-size-asian="12pt" style:font-weight-asian="bold" style:font-size-complex="12pt" style:font-weight-complex="bold"/>
    </style:style>
    <style:style style:name="P63" style:family="paragraph" style:parent-style-name="Standard">
      <style:text-properties style:font-name="Liberation Sans" fo:font-size="12pt" style:text-underline-style="solid" style:text-underline-width="auto" style:text-underline-color="font-color" fo:font-weight="bold" officeooo:rsid="0039fbf3" officeooo:paragraph-rsid="0039fbf3" style:font-size-asian="12pt" style:font-weight-asian="bold" style:font-size-complex="12pt" style:font-weight-complex="bold"/>
    </style:style>
    <style:style style:name="P64" style:family="paragraph" style:parent-style-name="Standard">
      <style:text-properties style:font-name="Liberation Sans" fo:font-size="12pt" style:text-underline-style="solid" style:text-underline-width="auto" style:text-underline-color="font-color" fo:font-weight="bold" officeooo:rsid="00915cd5" officeooo:paragraph-rsid="00915cd5" style:font-size-asian="12pt" style:font-weight-asian="bold" style:font-size-complex="12pt" style:font-weight-complex="bold"/>
    </style:style>
    <style:style style:name="P65" style:family="paragraph" style:parent-style-name="Standard">
      <style:text-properties style:font-name="Liberation Sans" fo:font-size="12pt" style:text-underline-style="solid" style:text-underline-width="auto" style:text-underline-color="font-color" fo:font-weight="bold" officeooo:rsid="00e53596" officeooo:paragraph-rsid="00e53596" style:font-size-asian="12pt" style:font-weight-asian="bold" style:font-size-complex="12pt" style:font-weight-complex="bold"/>
    </style:style>
    <style:style style:name="P66" style:family="paragraph" style:parent-style-name="Standard">
      <style:text-properties style:font-name="Liberation Sans" fo:font-size="12pt" officeooo:rsid="001d9182" officeooo:paragraph-rsid="001d9182" style:font-size-asian="12pt" style:font-size-complex="12pt"/>
    </style:style>
    <style:style style:name="P67" style:family="paragraph" style:parent-style-name="Standard">
      <style:text-properties style:font-name="Liberation Sans" fo:font-size="12pt" officeooo:rsid="001d9182" officeooo:paragraph-rsid="00493031" style:font-size-asian="12pt" style:font-size-complex="12pt"/>
    </style:style>
    <style:style style:name="P68" style:family="paragraph" style:parent-style-name="Standard">
      <style:text-properties style:font-name="Liberation Sans" fo:font-size="12pt" officeooo:rsid="001d9182" officeooo:paragraph-rsid="001ecf73" style:font-size-asian="12pt" style:font-size-complex="12pt"/>
    </style:style>
    <style:style style:name="P69" style:family="paragraph" style:parent-style-name="Standard">
      <style:text-properties style:font-name="Liberation Sans" fo:font-size="12pt" officeooo:rsid="001d9182" officeooo:paragraph-rsid="002121c9" style:font-size-asian="12pt" style:font-size-complex="12pt"/>
    </style:style>
    <style:style style:name="P70" style:family="paragraph" style:parent-style-name="Standard">
      <style:text-properties style:font-name="Liberation Sans" fo:font-size="12pt" officeooo:rsid="001d9182" officeooo:paragraph-rsid="0039fbf3" style:font-size-asian="12pt" style:font-size-complex="12pt"/>
    </style:style>
    <style:style style:name="P71" style:family="paragraph" style:parent-style-name="Standard">
      <style:text-properties style:font-name="Liberation Sans" fo:font-size="12pt" officeooo:rsid="001d9182" officeooo:paragraph-rsid="0089be04" style:font-size-asian="12pt" style:font-size-complex="12pt"/>
    </style:style>
    <style:style style:name="P72" style:family="paragraph" style:parent-style-name="Standard">
      <style:text-properties style:font-name="Liberation Sans" fo:font-size="12pt" officeooo:rsid="001d9182" officeooo:paragraph-rsid="00ba0741" style:font-size-asian="12pt" style:font-size-complex="12pt"/>
    </style:style>
    <style:style style:name="P73" style:family="paragraph" style:parent-style-name="Standard">
      <style:text-properties style:font-name="Liberation Sans" fo:font-size="12pt" officeooo:rsid="001d9182" officeooo:paragraph-rsid="00ddd869" style:font-size-asian="12pt" style:font-size-complex="12pt"/>
    </style:style>
    <style:style style:name="P74" style:family="paragraph" style:parent-style-name="Standard">
      <style:text-properties style:font-name="Liberation Sans" fo:font-size="12pt" officeooo:rsid="001d9182" officeooo:paragraph-rsid="00e53596" style:font-size-asian="12pt" style:font-size-complex="12pt"/>
    </style:style>
    <style:style style:name="P75" style:family="paragraph" style:parent-style-name="Standard">
      <style:text-properties style:font-name="Liberation Sans" fo:font-size="12pt" officeooo:rsid="001ecf73" officeooo:paragraph-rsid="00493031" style:font-size-asian="12pt" style:font-size-complex="12pt"/>
    </style:style>
    <style:style style:name="P76" style:family="paragraph" style:parent-style-name="Standard">
      <style:text-properties style:font-name="Liberation Sans" fo:font-size="12pt" officeooo:rsid="001ecf73" officeooo:paragraph-rsid="001ecf73" style:font-size-asian="12pt" style:font-size-complex="12pt"/>
    </style:style>
    <style:style style:name="P77" style:family="paragraph" style:parent-style-name="Standard">
      <style:text-properties style:font-name="Liberation Sans" fo:font-size="12pt" officeooo:rsid="00493031" officeooo:paragraph-rsid="006e4978" style:font-size-asian="12pt" style:font-size-complex="12pt"/>
    </style:style>
    <style:style style:name="P78" style:family="paragraph" style:parent-style-name="Standard">
      <style:text-properties style:font-name="Liberation Sans" fo:font-size="12pt" officeooo:rsid="0074b36e" officeooo:paragraph-rsid="0074b36e" style:font-size-asian="12pt" style:font-size-complex="12pt"/>
    </style:style>
    <style:style style:name="P79" style:family="paragraph" style:parent-style-name="Standard">
      <style:text-properties style:font-name="Liberation Sans" fo:font-size="12pt" officeooo:rsid="0067c9c3" officeooo:paragraph-rsid="007cd517" style:font-size-asian="12pt" style:font-size-complex="12pt"/>
    </style:style>
    <style:style style:name="P80" style:family="paragraph" style:parent-style-name="Standard">
      <style:text-properties style:font-name="Liberation Sans" fo:font-size="12pt" officeooo:rsid="002121c9" officeooo:paragraph-rsid="002121c9" style:font-size-asian="12pt" style:font-size-complex="12pt"/>
    </style:style>
    <style:style style:name="P81" style:family="paragraph" style:parent-style-name="Standard">
      <style:text-properties style:font-name="Liberation Sans" fo:font-size="12pt" officeooo:rsid="00248b1e" officeooo:paragraph-rsid="0039fbf3" style:font-size-asian="12pt" style:font-size-complex="12pt"/>
    </style:style>
    <style:style style:name="P82" style:family="paragraph" style:parent-style-name="Standard">
      <style:text-properties style:font-name="Liberation Sans" fo:font-size="12pt" officeooo:rsid="003ba4c7" officeooo:paragraph-rsid="003a2376" style:font-size-asian="12pt" style:font-size-complex="12pt"/>
    </style:style>
    <style:style style:name="P83" style:family="paragraph" style:parent-style-name="Standard">
      <style:text-properties style:font-name="Liberation Sans" fo:font-size="12pt" officeooo:rsid="0089be04" officeooo:paragraph-rsid="0089be04" style:font-size-asian="12pt" style:font-size-complex="12pt"/>
    </style:style>
    <style:style style:name="P84" style:family="paragraph" style:parent-style-name="Standard">
      <style:text-properties style:font-name="Liberation Sans" fo:font-size="12pt" officeooo:rsid="008aa0fc" officeooo:paragraph-rsid="008aa0fc" style:font-size-asian="12pt" style:font-size-complex="12pt"/>
    </style:style>
    <style:style style:name="P85" style:family="paragraph" style:parent-style-name="Standard">
      <style:text-properties style:font-name="Liberation Sans" fo:font-size="12pt" officeooo:rsid="008aa0fc" officeooo:paragraph-rsid="008bf4ae" style:font-size-asian="12pt" style:font-size-complex="12pt"/>
    </style:style>
    <style:style style:name="P86" style:family="paragraph" style:parent-style-name="Standard">
      <style:text-properties style:font-name="Liberation Sans" fo:font-size="12pt" officeooo:rsid="00ba0741" officeooo:paragraph-rsid="00ba0741" style:font-size-asian="12pt" style:font-size-complex="12pt"/>
    </style:style>
    <style:style style:name="P87" style:family="paragraph" style:parent-style-name="Standard">
      <style:text-properties style:font-name="Liberation Sans" fo:font-size="12pt" officeooo:rsid="00282896" officeooo:paragraph-rsid="00282896" style:font-size-asian="12pt" style:font-size-complex="12pt"/>
    </style:style>
    <style:style style:name="P88" style:family="paragraph" style:parent-style-name="Standard">
      <style:text-properties style:font-name="Liberation Sans" fo:font-size="12pt" officeooo:rsid="00282896" officeooo:paragraph-rsid="00ddd869" style:font-size-asian="12pt" style:font-size-complex="12pt"/>
    </style:style>
    <style:style style:name="P89" style:family="paragraph" style:parent-style-name="Standard">
      <style:text-properties style:font-name="Liberation Sans" fo:font-size="12pt" officeooo:rsid="0069e85c" officeooo:paragraph-rsid="0069e85c" style:font-size-asian="12pt" style:font-size-complex="12pt"/>
    </style:style>
    <style:style style:name="P90" style:family="paragraph" style:parent-style-name="Standard">
      <style:text-properties style:font-name="Liberation Sans" fo:font-size="12pt" officeooo:rsid="006a3ac2" officeooo:paragraph-rsid="0069e85c" style:font-size-asian="12pt" style:font-size-complex="12pt"/>
    </style:style>
    <style:style style:name="P91" style:family="paragraph" style:parent-style-name="Standard">
      <style:text-properties style:font-name="Liberation Sans" fo:font-size="12pt" officeooo:rsid="00de80b9" officeooo:paragraph-rsid="00ddd869" style:font-size-asian="12pt" style:font-size-complex="12pt"/>
    </style:style>
    <style:style style:name="P92" style:family="paragraph" style:parent-style-name="Standard">
      <style:text-properties style:font-name="Liberation Sans" fo:font-size="12pt" officeooo:rsid="00de80b9" officeooo:paragraph-rsid="00de80b9" style:font-size-asian="12pt" style:font-size-complex="12pt"/>
    </style:style>
    <style:style style:name="P93" style:family="paragraph" style:parent-style-name="Standard">
      <style:text-properties style:font-name="Liberation Sans" fo:font-size="12pt" officeooo:rsid="00e49368" officeooo:paragraph-rsid="00e49368" style:font-size-asian="12pt" style:font-size-complex="12pt"/>
    </style:style>
    <style:style style:name="P94" style:family="paragraph" style:parent-style-name="Standard">
      <style:text-properties style:font-name="Liberation Sans" fo:font-size="12pt" fo:font-weight="bold" officeooo:rsid="00df734c" officeooo:paragraph-rsid="00df734c" style:font-size-asian="12pt" style:font-weight-asian="bold" style:font-size-complex="12pt" style:font-weight-complex="bold"/>
    </style:style>
    <style:style style:name="P95" style:family="paragraph" style:parent-style-name="Standard">
      <style:text-properties style:font-name="Liberation Sans" fo:font-size="12pt" fo:font-weight="bold" officeooo:rsid="00e13875" officeooo:paragraph-rsid="00e28e41" style:font-size-asian="12pt" style:font-weight-asian="bold" style:font-size-complex="12pt" style:font-weight-complex="bold"/>
    </style:style>
    <style:style style:name="P96" style:family="paragraph" style:parent-style-name="Standard">
      <style:text-properties style:font-name="Liberation Sans" fo:font-size="12pt" fo:font-weight="normal" officeooo:rsid="00df734c" officeooo:paragraph-rsid="00df734c" style:font-size-asian="12pt" style:font-weight-asian="normal" style:font-size-complex="12pt" style:font-weight-complex="normal"/>
    </style:style>
    <style:style style:name="P97" style:family="paragraph" style:parent-style-name="Standard">
      <style:text-properties style:font-name="Liberation Sans" fo:font-size="12pt" fo:font-weight="normal" officeooo:rsid="00e13875" officeooo:paragraph-rsid="00e28e41" style:font-size-asian="12pt" style:font-weight-asian="normal" style:font-size-complex="12pt" style:font-weight-complex="normal"/>
    </style:style>
    <style:style style:name="P98" style:family="paragraph" style:parent-style-name="Standard">
      <style:text-properties style:font-name="Liberation Sans" fo:font-size="12pt" fo:font-weight="normal" officeooo:rsid="00e13875" officeooo:paragraph-rsid="00e13875" style:font-size-asian="12pt" style:font-weight-asian="normal" style:font-size-complex="12pt" style:font-weight-complex="normal"/>
    </style:style>
    <style:style style:name="P99" style:family="paragraph" style:parent-style-name="Standard">
      <style:text-properties style:font-name="Liberation Sans" fo:font-size="12pt" fo:font-weight="normal" officeooo:rsid="00e349c1" officeooo:paragraph-rsid="00e349c1" style:font-size-asian="12pt" style:font-weight-asian="normal" style:font-size-complex="12pt" style:font-weight-complex="normal"/>
    </style:style>
    <style:style style:name="P100" style:family="paragraph" style:parent-style-name="Standard">
      <style:text-properties style:font-name="Liberation Sans" fo:font-size="12pt" fo:font-weight="normal" officeooo:rsid="00282896" officeooo:paragraph-rsid="00e53596" style:font-size-asian="12pt" style:font-weight-asian="normal" style:font-size-complex="12pt" style:font-weight-complex="normal"/>
    </style:style>
    <style:style style:name="P101" style:family="paragraph" style:parent-style-name="Standard">
      <style:text-properties style:font-name="Liberation Sans" fo:font-size="12pt" fo:font-weight="normal" officeooo:rsid="00e6d866" officeooo:paragraph-rsid="00e6d866" style:font-size-asian="12pt" style:font-weight-asian="normal" style:font-size-complex="12pt" style:font-weight-complex="normal"/>
    </style:style>
    <style:style style:name="P102" style:family="paragraph" style:parent-style-name="Standard">
      <style:text-properties style:font-name="Liberation Sans" fo:font-size="12pt" fo:font-weight="normal" officeooo:rsid="00e6f62a" officeooo:paragraph-rsid="00e6f62a" style:font-size-asian="12pt" style:font-weight-asian="normal" style:font-size-complex="12pt" style:font-weight-complex="normal"/>
    </style:style>
    <style:style style:name="P103" style:family="paragraph" style:parent-style-name="Standard">
      <style:text-properties style:font-name="Liberation Sans" fo:font-size="12pt" fo:font-weight="normal" officeooo:rsid="00e53596" officeooo:paragraph-rsid="00e53596" style:font-size-asian="12pt" style:font-weight-asian="normal" style:font-size-complex="12pt" style:font-weight-complex="normal"/>
    </style:style>
    <style:style style:name="P104" style:family="paragraph" style:parent-style-name="Standard" style:master-page-name="First_20_Page">
      <style:paragraph-properties style:page-number="auto"/>
      <style:text-properties style:font-name="Liberation Sans" fo:font-size="12pt" officeooo:rsid="001d9182" officeooo:paragraph-rsid="001d9182" style:font-size-asian="12pt" style:font-size-complex="12pt"/>
    </style:style>
    <style:style style:name="P105" style:family="paragraph" style:parent-style-name="Standard" style:master-page-name="Standard">
      <style:paragraph-properties style:page-number="1"/>
      <style:text-properties style:font-name="Liberation Sans" fo:font-size="12pt" officeooo:rsid="001d9182" officeooo:paragraph-rsid="001d9182" style:font-size-asian="12pt" style:font-size-complex="12pt"/>
    </style:style>
    <style:style style:name="P106" style:family="paragraph" style:parent-style-name="Standard">
      <style:text-properties style:font-name="Liberation Sans" fo:font-size="12pt" officeooo:rsid="00eac538" officeooo:paragraph-rsid="00eac538" style:font-size-asian="12pt" style:font-size-complex="12pt"/>
    </style:style>
    <style:style style:name="P107" style:family="paragraph" style:parent-style-name="Standard">
      <style:text-properties style:font-name="Liberation Sans" fo:font-size="12pt" officeooo:rsid="001d9182" officeooo:paragraph-rsid="00eac538" style:font-size-asian="12pt" style:font-size-complex="12pt"/>
    </style:style>
    <style:style style:name="P108" style:family="paragraph" style:parent-style-name="Standard">
      <style:text-properties style:font-name="Liberation Sans" fo:font-size="12pt" officeooo:rsid="001ecf73" officeooo:paragraph-rsid="00eac538" style:font-size-asian="12pt" style:font-size-complex="12pt"/>
    </style:style>
    <style:style style:name="P109" style:family="paragraph" style:parent-style-name="Standard">
      <style:text-properties style:font-name="Liberation Sans" fo:font-size="12pt" style:text-underline-style="solid" style:text-underline-width="auto" style:text-underline-color="font-color" fo:font-weight="bold" officeooo:rsid="00eac538" officeooo:paragraph-rsid="00eac538" style:font-size-asian="12pt" style:font-weight-asian="bold" style:font-size-complex="12pt" style:font-weight-complex="bold"/>
    </style:style>
    <style:style style:name="T1" style:family="text">
      <style:text-properties officeooo:rsid="001ecf73"/>
    </style:style>
    <style:style style:name="T2" style:family="text">
      <style:text-properties officeooo:rsid="00211735"/>
    </style:style>
    <style:style style:name="T3" style:family="text">
      <style:text-properties fo:font-weight="bold" style:font-weight-asian="bold" style:font-weight-complex="bold"/>
    </style:style>
    <style:style style:name="T4" style:family="text">
      <style:text-properties fo:font-weight="bold" officeooo:rsid="00219a9f" style:font-weight-asian="bold" style:font-weight-complex="bold"/>
    </style:style>
    <style:style style:name="T5" style:family="text">
      <style:text-properties fo:font-weight="bold" officeooo:rsid="00219c1e" style:font-weight-asian="bold" style:font-weight-complex="bold"/>
    </style:style>
    <style:style style:name="T6" style:family="text">
      <style:text-properties fo:font-weight="bold" officeooo:rsid="001ecf73" style:font-weight-asian="bold" style:font-weight-complex="bold"/>
    </style:style>
    <style:style style:name="T7" style:family="text">
      <style:text-properties fo:font-weight="bold" officeooo:rsid="00761f73" style:font-weight-asian="bold" style:font-weight-complex="bold"/>
    </style:style>
    <style:style style:name="T8" style:family="text">
      <style:text-properties fo:font-weight="bold" officeooo:rsid="007dd97c" style:font-weight-asian="bold" style:font-weight-complex="bold"/>
    </style:style>
    <style:style style:name="T9" style:family="text">
      <style:text-properties fo:font-weight="bold" officeooo:rsid="008bcda4" style:font-weight-asian="bold" style:font-weight-complex="bold"/>
    </style:style>
    <style:style style:name="T10" style:family="text">
      <style:text-properties fo:font-weight="bold" officeooo:rsid="00c8d724" style:font-weight-asian="bold" style:font-weight-complex="bold"/>
    </style:style>
    <style:style style:name="T11" style:family="text">
      <style:text-properties officeooo:rsid="0039fbf3"/>
    </style:style>
    <style:style style:name="T12" style:family="text">
      <style:text-properties officeooo:rsid="004bd87a"/>
    </style:style>
    <style:style style:name="T13" style:family="text">
      <style:text-properties fo:font-weight="normal" style:font-weight-asian="normal" style:font-weight-complex="normal"/>
    </style:style>
    <style:style style:name="T14" style:family="text">
      <style:text-properties fo:font-weight="normal" officeooo:rsid="004c0bfd" style:font-weight-asian="normal" style:font-weight-complex="normal"/>
    </style:style>
    <style:style style:name="T15" style:family="text">
      <style:text-properties fo:font-weight="normal" officeooo:rsid="004cfaa0" style:font-weight-asian="normal" style:font-weight-complex="normal"/>
    </style:style>
    <style:style style:name="T16" style:family="text">
      <style:text-properties fo:font-weight="normal" officeooo:rsid="007bcd36" style:font-weight-asian="normal" style:font-weight-complex="normal"/>
    </style:style>
    <style:style style:name="T17" style:family="text">
      <style:text-properties fo:font-weight="normal" officeooo:rsid="007dd97c" style:font-weight-asian="normal" style:font-weight-complex="normal"/>
    </style:style>
    <style:style style:name="T18" style:family="text">
      <style:text-properties fo:font-weight="normal" officeooo:rsid="00e28e41" style:font-weight-asian="normal" style:font-weight-complex="normal"/>
    </style:style>
    <style:style style:name="T19" style:family="text">
      <style:text-properties fo:font-weight="normal" officeooo:rsid="00e2de53" style:font-weight-asian="normal" style:font-weight-complex="normal"/>
    </style:style>
    <style:style style:name="T20" style:family="text">
      <style:text-properties officeooo:rsid="004c0bfd"/>
    </style:style>
    <style:style style:name="T21" style:family="text">
      <style:text-properties officeooo:rsid="004cfaa0"/>
    </style:style>
    <style:style style:name="T22" style:family="text">
      <style:text-properties officeooo:rsid="0068cec3"/>
    </style:style>
    <style:style style:name="T23" style:family="text">
      <style:text-properties officeooo:rsid="00725551"/>
    </style:style>
    <style:style style:name="T24" style:family="text">
      <style:text-properties officeooo:rsid="00765e42"/>
    </style:style>
    <style:style style:name="T25" style:family="text">
      <style:text-properties officeooo:rsid="0077620b"/>
    </style:style>
    <style:style style:name="T26" style:family="text">
      <style:text-properties officeooo:rsid="00790976"/>
    </style:style>
    <style:style style:name="T27" style:family="text">
      <style:text-properties officeooo:rsid="007aaa83"/>
    </style:style>
    <style:style style:name="T28" style:family="text">
      <style:text-properties officeooo:rsid="007cd517"/>
    </style:style>
    <style:style style:name="T29" style:family="text">
      <style:text-properties officeooo:rsid="007dd97c"/>
    </style:style>
    <style:style style:name="T30" style:family="text">
      <style:text-properties officeooo:rsid="00826ca6"/>
    </style:style>
    <style:style style:name="T31" style:family="text">
      <style:text-properties style:text-underline-style="none" officeooo:rsid="00826ca6"/>
    </style:style>
    <style:style style:name="T32" style:family="text">
      <style:text-properties style:text-underline-style="none" officeooo:rsid="00845b2d"/>
    </style:style>
    <style:style style:name="T33" style:family="text">
      <style:text-properties style:text-underline-style="none" officeooo:rsid="00856feb"/>
    </style:style>
    <style:style style:name="T34" style:family="text">
      <style:text-properties style:text-underline-style="none" officeooo:rsid="002121c9"/>
    </style:style>
    <style:style style:name="T35" style:family="text">
      <style:text-properties style:text-underline-style="none" officeooo:rsid="0086f830"/>
    </style:style>
    <style:style style:name="T36" style:family="text">
      <style:text-properties officeooo:rsid="008aa0fc"/>
    </style:style>
    <style:style style:name="T37" style:family="text">
      <style:text-properties officeooo:rsid="008bcda4"/>
    </style:style>
    <style:style style:name="T38" style:family="text">
      <style:text-properties officeooo:rsid="008bf4ae"/>
    </style:style>
    <style:style style:name="T39" style:family="text">
      <style:text-properties officeooo:rsid="00931e3b"/>
    </style:style>
    <style:style style:name="T40" style:family="text">
      <style:text-properties officeooo:rsid="0097179f"/>
    </style:style>
    <style:style style:name="T41" style:family="text">
      <style:text-properties officeooo:rsid="009b3aea"/>
    </style:style>
    <style:style style:name="T42" style:family="text">
      <style:text-properties officeooo:rsid="009d6877"/>
    </style:style>
    <style:style style:name="T43" style:family="text">
      <style:text-properties officeooo:rsid="00a563ac"/>
    </style:style>
    <style:style style:name="T44" style:family="text">
      <style:text-properties officeooo:rsid="00a6edee"/>
    </style:style>
    <style:style style:name="T45" style:family="text">
      <style:text-properties officeooo:rsid="00a73e81"/>
    </style:style>
    <style:style style:name="T46" style:family="text">
      <style:text-properties officeooo:rsid="00a74169"/>
    </style:style>
    <style:style style:name="T47" style:family="text">
      <style:text-properties officeooo:rsid="00a9fe9d"/>
    </style:style>
    <style:style style:name="T48" style:family="text">
      <style:text-properties officeooo:rsid="00acae81"/>
    </style:style>
    <style:style style:name="T49" style:family="text">
      <style:text-properties officeooo:rsid="00ad92c9"/>
    </style:style>
    <style:style style:name="T50" style:family="text">
      <style:text-properties officeooo:rsid="00b0bc9b"/>
    </style:style>
    <style:style style:name="T51" style:family="text">
      <style:text-properties officeooo:rsid="00b231ea"/>
    </style:style>
    <style:style style:name="T52" style:family="text">
      <style:text-properties officeooo:rsid="00b82043"/>
    </style:style>
    <style:style style:name="T53" style:family="text">
      <style:text-properties officeooo:rsid="00baa0a1"/>
    </style:style>
    <style:style style:name="T54" style:family="text">
      <style:text-properties officeooo:rsid="00be4ec8"/>
    </style:style>
    <style:style style:name="T55" style:family="text">
      <style:text-properties officeooo:rsid="00bf8cdb"/>
    </style:style>
    <style:style style:name="T56" style:family="text">
      <style:text-properties officeooo:rsid="00c0e65e"/>
    </style:style>
    <style:style style:name="T57" style:family="text">
      <style:text-properties officeooo:rsid="00c1bf7e"/>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officeooo:rsid="00c5adba"/>
    </style:style>
    <style:style style:name="T60" style:family="text">
      <style:text-properties officeooo:rsid="002c3ea1"/>
    </style:style>
    <style:style style:name="T61" style:family="text">
      <style:text-properties officeooo:rsid="00cfeb69"/>
    </style:style>
    <style:style style:name="T62" style:family="text">
      <style:text-properties officeooo:rsid="00d97d90"/>
    </style:style>
    <style:style style:name="T63" style:family="text">
      <style:text-properties officeooo:rsid="00da0d4d"/>
    </style:style>
    <style:style style:name="T64" style:family="text">
      <style:text-properties officeooo:rsid="00db2d04"/>
    </style:style>
    <style:style style:name="T65" style:family="text">
      <style:text-properties officeooo:rsid="00ddd869"/>
    </style:style>
    <style:style style:name="T66" style:family="text">
      <style:text-properties fo:text-shadow="none" fo:font-weight="bold" officeooo:rsid="00ddd869" style:font-weight-asian="bold" style:font-weight-complex="bold"/>
    </style:style>
    <style:style style:name="T67" style:family="text">
      <style:text-properties officeooo:rsid="00e499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66"/>
      <text:p text:style-name="P66"/>
      <text:p text:style-name="P66"/>
      <text:p text:style-name="P66"/>
      <text:p text:style-name="P9"/>
      <text:p text:style-name="P10"/>
      <text:p text:style-name="P12">MicroCore Labs</text:p>
      <text:p text:style-name="P11"/>
      <text:p text:style-name="P11"/>
      <text:p text:style-name="P11">MCL<text:span text:style-name="T23">51</text:span></text:p>
      <text:p text:style-name="P11"/>
      <text:p text:style-name="P11"/>
      <text:p text:style-name="P11">Datasheet</text:p>
      <text:p text:style-name="P10"/>
      <text:p text:style-name="P10"/>
      <text:p text:style-name="P10"/>
      <text:p text:style-name="P10"/>
      <text:p text:style-name="P10"/>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5"/>
      <text:p text:style-name="P66"/>
      <text:p text:style-name="P66"/>
      <text:p text:style-name="P46"><text:span text:style-name="T12">Document </text:span>Versions</text:p>
      <text:p text:style-name="P75"/>
      <text:p text:style-name="P77">1.0<text:tab/><text:span text:style-name="T26">5/2/2016<text:tab/></text:span>Initial version </text:p>
      <text:p text:style-name="P77"/>
      <text:p text:style-name="P67"/>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7"><text:soft-page-break/>Introduction</text:p>
      <text:p text:style-name="P76"/>
      <text:p text:style-name="P68"><text:span text:style-name="T1">The MCL51 is an 8051 compatible embedded processor core that utilizes a high performance </text:span>32-bit microsequencer. <text:span text:style-name="T27">It has an ultra-small footprint and can be highly customized.</text:span></text:p>
      <text:p text:style-name="P68"/>
      <text:p text:style-name="P78">The core is divided into the Execution Unit (EU) and the Bus Interface Unit (BIU). The EU <text:span text:style-name="T27">is delivered in encrypted verilog and</text:span> contains <text:span text:style-name="T27">logic related to the m</text:span>icrosequencer. <text:span text:style-name="T27">The B</text:span>IU <text:span text:style-name="T27">is delivered as verilog source code and</text:span> contains the SFRs and peripherals <text:span text:style-name="T27">which allows the </text:span>user to customize the<text:span text:style-name="T27">se components t</text:span>o their des<text:span text:style-name="T27">i</text:span>gns.</text:p>
      <text:p text:style-name="P68"/>
      <text:p text:style-name="P68"><text:span text:style-name="T1">The signals between the EU and BIU are </text:span>synchronous to <text:span text:style-name="T1">the </text:span>COR<text:span text:style-name="T1">E_CLK</text:span> and <text:span text:style-name="T28">t</text:span>he EU communicates with the BIU using <text:span text:style-name="T6">Strob</text:span><text:span text:style-name="T7">es </text:span><text:span text:style-name="T16">which it will assert to </text:span>perform functions such as updating registers <text:span text:style-name="T24">and enable/disable interrupts</text:span>. No response from the BIU is required.</text:p>
      <text:p text:style-name="P66"/>
      <text:p text:style-name="P79">The MCL<text:span text:style-name="T25">51</text:span> is <text:span text:style-name="T28">delivered </text:span>a<text:span text:style-name="T22">n exam</text:span>ple <text:span text:style-name="T28">B</text:span>IU interface that <text:span text:style-name="T28">contains a UART, timer and interrupt controller. <text:s/>The UART has the ability to sense and load Intel-Hex format code into Program ROM.</text:span></text:p>
      <text:p text:style-name="P79"/>
      <text:p text:style-name="P79"/>
      <text:p text:style-name="P79"/>
      <text:p text:style-name="P79"/>
      <text:p text:style-name="P66"/>
      <text:p text:style-name="P66"/>
      <text:p text:style-name="P109">Differences between MCL51 and original 8051</text:p>
      <text:p text:style-name="P108"/>
      <text:p text:style-name="P107"><text:span text:style-name="T1">The MCL51 is 100% compatible with the 8051 instruction set but because it is a soft IP core it has some hardware differences between it and the original 8051.</text:span></text:p>
      <text:p text:style-name="P107"/>
      <text:p text:style-name="P106">The MCL51 does not have any pre-defined Parallel Port output pins which the original 8051 has accessable over P0 through P3 using SFR registers 0x80, 0x90, 0xA0, 0xB0.</text:p>
      <text:p text:style-name="P106"/>
      <text:p text:style-name="P106">The MCL51 does not have any External Memory mapped from 0x0000 to 0x00FF. External memory begins at 0x0100. <text:s/>This means that the MOVX instructions can not be used from addresses 0x0000 to 0x00FF. This was done to eliminate the additional hardware necessary to support these 256 memory locations. <text:s/></text:p>
      <text:p text:style-name="P106"/>
      <text:p text:style-name="P106">The MCL51 utilizes a programmable vectored interrupt controller which allows the user to map up to 128 interrupt vectors into a table in Program Memory and the priorities of the interrupts are controlled in the BIU where they can be set by the user to any algorithm they need.</text:p>
      <text:p text:style-name="P106"/>
      <text:p text:style-name="P106">The peripherals such as the UART and Timers are not compatible with the original 8051. They are accessed using proxy addressing, use less logic, and are more flexible than the original peripherals. <text:s/>Sample peripherals with source code are supplied with the MCL51.</text:p>
      <text:p text:style-name="P66"/>
      <text:p text:style-name="P107"/>
      <text:p text:style-name="P66"/>
      <text:p text:style-name="P66"/>
      <text:p text:style-name="P66"/>
      <text:p text:style-name="P1"><text:soft-page-break/><text:span text:style-name="T2">S</text:span>ignal <text:span text:style-name="T2">Definitions</text:span></text:p>
      <text:p text:style-name="P3"/>
      <text:p text:style-name="P3"/>
      <text:p text:style-name="P3"/>
      <text:p text:style-name="P4"><text:s text:c="4"/>input<text:tab/><text:tab/>CORE_CLK <text:s text:c="3"/><text:tab/><text:tab/><text:tab/><text:tab/><text:span text:style-name="T3">// </text:span><text:span text:style-name="T4">Global clock </text:span><text:span text:style-name="T10">and reset</text:span></text:p>
      <text:p text:style-name="P4"><text:s text:c="4"/>input<text:tab/><text:tab/>RST_<text:span text:style-name="T29">n</text:span><text:tab/><text:tab/><text:tab/><text:tab/><text:tab/><text:tab/></text:p>
      <text:p text:style-name="P5"><text:tab/><text:tab/><text:tab/><text:tab/><text:tab/><text:tab/><text:tab/><text:tab/><text:tab/></text:p>
      <text:p text:style-name="P5"><text:tab/><text:tab/><text:tab/><text:tab/><text:tab/><text:tab/><text:tab/><text:tab/><text:tab/><text:span text:style-name="T3">// </text:span><text:span text:style-name="T5">EU to BIU </text:span><text:span text:style-name="T8">signals</text:span><text:tab/></text:p>
      <text:p text:style-name="P6"><text:s text:c="4"/>output [<text:span text:style-name="T29">7</text:span>:0]<text:tab/>EU_BIU_ <text:span text:style-name="T15">STROBE<text:tab/></text:span><text:tab/><text:tab/><text:span text:style-name="T3">// </text:span><text:span text:style-name="T17">Strobe f</text:span><text:span text:style-name="T14">rom EU</text:span></text:p>
      <text:p text:style-name="P4"><text:s text:c="4"/>output [<text:span text:style-name="T29">7</text:span>:0]<text:tab/>EU_BIU_DATAOUT<text:tab/><text:tab/><text:tab/>// <text:span text:style-name="T20">Data to be written to BIU</text:span></text:p>
      <text:p text:style-name="P6"><text:s text:c="4"/>output [15:0]<text:tab/>EU_REGISTER_R3<text:tab/><text:tab/><text:tab/>// <text:span text:style-name="T20">Target address to the BIU</text:span></text:p>
      <text:p text:style-name="P6"><text:s text:c="4"/>output [15:0]<text:tab/>EU_REGISTER_<text:span text:style-name="T29">IP</text:span><text:tab/><text:tab/><text:tab/>// <text:span text:style-name="T29">Instruction Pointer</text:span></text:p>
      <text:p text:style-name="P6"/>
      <text:p text:style-name="P5"><text:tab/><text:tab/><text:tab/><text:tab/><text:tab/><text:tab/><text:tab/><text:tab/><text:tab/><text:span text:style-name="T3">// </text:span><text:span text:style-name="T5">BIU to EU signals</text:span></text:p>
      <text:p text:style-name="P7"><text:span text:style-name="T15"><text:s text:c="4"/>input [7:0]<text:tab/>BIU_SFR_ACC<text:tab/><text:tab/><text:tab/><text:tab/>// </text:span><text:span text:style-name="T13">Accumulator SFR</text:span></text:p>
      <text:p text:style-name="P7"><text:span text:style-name="T15"><text:s text:c="4"/>input [15:0] <text:s text:c="4"/><text:tab/>BIU_SFR_DPTR<text:tab/><text:tab/><text:tab/><text:tab/>// </text:span><text:span text:style-name="T13">DPTR SFR</text:span></text:p>
      <text:p text:style-name="P7"><text:span text:style-name="T15"><text:s text:c="4"/>input [7:0]<text:tab/>BIU_SFR_SP <text:s/><text:tab/><text:tab/><text:tab/><text:tab/>// </text:span><text:span text:style-name="T13">Stack Pointer SFR</text:span></text:p>
      <text:p text:style-name="P7"><text:span text:style-name="T15"><text:s text:c="4"/>input [7:0]<text:tab/>BIU_SFR_PSW<text:tab/><text:tab/><text:tab/><text:tab/>// </text:span><text:span text:style-name="T13">PSW – Flags SFR</text:span></text:p>
      <text:p text:style-name="P7"><text:span text:style-name="T15"><text:s text:c="4"/>input [7:0]<text:tab/>BIU_RETURN_DATA<text:tab/><text:tab/><text:tab/>// </text:span><text:span text:style-name="T13">Data returned to the EU</text:span></text:p>
      <text:p text:style-name="P7"><text:span text:style-name="T15"><text:s text:c="4"/>input<text:tab/><text:tab/>BIU_INTERRUPT<text:tab/><text:tab/><text:tab/>// </text:span><text:span text:style-name="T13">Interrupt from the BIU</text:span><text:span text:style-name="T15"><text:tab/><text:tab/><text:tab/></text:span></text:p>
      <text:p text:style-name="P8"/>
      <text:p text:style-name="P80"><text:s/></text:p>
      <text:p text:style-name="P8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3"><text:soft-page-break/>EU/BIU Communication</text:p>
      <text:p text:style-name="P81"/>
      <text:p text:style-name="P70">The <text:span text:style-name="T11">EU communicates with the BIU over the EU_BIU_STROBE bus. This bus is asserted for as few as one clock and is used to command the BIU to perform reads and writes to RAM and ROM using multiple addressing modes. It is also used to globally enable or disable interrupts.</text:span></text:p>
      <text:p text:style-name="P70"/>
      <text:p text:style-name="P44">EU_BIU_<text:span text:style-name="T30">STROBE[6:4]</text:span><text:span text:style-name="T31"><text:tab/><text:tab/></text:span></text:p>
      <text:p text:style-name="P44"><text:span text:style-name="T31"><text:tab/></text:span><text:span text:style-name="T33">0</text:span><text:span text:style-name="T32">x0 <text:tab/>= Program Code Space</text:span></text:p>
      <text:p text:style-name="P44"><text:span text:style-name="T32"><text:tab/></text:span><text:span text:style-name="T33">0</text:span><text:span text:style-name="T32">x1 <text:tab/>= Direct Data Space</text:span></text:p>
      <text:p text:style-name="P44"><text:span text:style-name="T32"><text:tab/></text:span><text:span text:style-name="T33">0</text:span><text:span text:style-name="T32">x2 <text:tab/>= Indirect Data Space</text:span></text:p>
      <text:p text:style-name="P44"/>
      <text:p text:style-name="P44">EU_BIU_<text:span text:style-name="T30">STROBE[2:0]</text:span><text:span text:style-name="T31"><text:tab/><text:tab/></text:span></text:p>
      <text:p text:style-name="P44"><text:span text:style-name="T31"><text:tab/></text:span><text:span text:style-name="T33">0</text:span><text:span text:style-name="T32">x0 <text:tab/>= </text:span><text:span text:style-name="T33">Idle</text:span></text:p>
      <text:p text:style-name="P44"><text:span text:style-name="T33"><text:s/><text:tab/>0</text:span><text:span text:style-name="T32">x1 <text:tab/>= </text:span><text:span text:style-name="T33">Write BIU_DATAOUT to <text:s/>address at </text:span><text:span text:style-name="T34">EU_REGISTER_R3</text:span></text:p>
      <text:p text:style-name="P45"><text:span text:style-name="T32"><text:tab/></text:span><text:span text:style-name="T33">0</text:span><text:span text:style-name="T32">x2 <text:tab/>= </text:span><text:span text:style-name="T33">Read data addressed by </text:span><text:span text:style-name="T34">EU_REGISTER_R3 </text:span><text:span text:style-name="T33">into BIU_RETURN_DATA</text:span></text:p>
      <text:p text:style-name="P45"><text:span text:style-name="T33"><text:tab/></text:span><text:span text:style-name="T35">0x3 <text:s text:c="2"/><text:tab/>= Global Interrupts Disable</text:span></text:p>
      <text:p text:style-name="P41"><text:tab/>0x4 <text:s text:c="2"/><text:tab/>= Global Interrupts Enable</text:p>
      <text:p text:style-name="P44"/>
      <text:p text:style-name="P42"/>
      <text:p text:style-name="P82"/>
      <text:p text:style-name="P48"/>
      <text:p text:style-name="P56">Memory Mapping</text:p>
      <text:p text:style-name="P71"/>
      <text:p text:style-name="P83">The MCL51 supports the full 16-bit, 64KB range for both Program and Data memory. <text:span text:style-name="T36">The example BIU includes 512 bytes of RAM and 4KB of program ROM. Increasing both to the maximum of 64KB can be done by directly connecting additional block RAMS or ROMS. </text:span><text:s/>Additional memory <text:span text:style-name="T36">beyond the 64KB </text:span>can <text:span text:style-name="T36">also </text:span>be added by <text:span text:style-name="T36">implementing a custom </text:span>memory paging <text:span text:style-name="T36">system to the BIU using the SFR's.</text:span></text:p>
      <text:p text:style-name="P83"/>
      <text:p text:style-name="P84"><text:span text:style-name="T9">One note</text:span><text:span text:style-name="T37">: </text:span>To avoid an additional <text:span text:style-name="T37">multiplexed datapath in the core, “External” memory does not overlap “Internal” memory. “External” memory will begin at 0x100 and will not exist from 0x00 to 0xFF. <text:s text:c="3"/>The result is that using MOVX at addresses below 0x100 will map to the internal RAM using indirect addressing. </text:span></text:p>
      <text:p text:style-name="P83"/>
      <text:p text:style-name="P83"/>
      <text:p text:style-name="P57">Memory Map:</text:p>
      <text:p text:style-name="P84"/>
      <text:p text:style-name="P84">0x0000 - 0x007F – <text:span text:style-name="T38">128 bytes of </text:span>Direct/Indirect <text:span text:style-name="T38">addressable </text:span>RAM</text:p>
      <text:p text:style-name="P84">0x0080 - 0x00FF – <text:span text:style-name="T38">128 bytes of </text:span>Direct <text:span text:style-name="T38">addressable registers used for the S</text:span>FR<text:span text:style-name="T38">'</text:span>s</text:p>
      <text:p text:style-name="P85">0x0080 - 0x00FF – <text:span text:style-name="T38">128 bytes of Ind</text:span>irect <text:span text:style-name="T38">addressable RAM used for scratch memory</text:span></text:p>
      <text:p text:style-name="P85">0x0100 – 0xFFFF – <text:span text:style-name="T38">Remaining 64KB of Data </text:span>RAM <text:span text:style-name="T38">addressed with </text:span>MOVX <text:span text:style-name="T38">and DPTR</text:span></text:p>
      <text:p text:style-name="P84"/>
      <text:p text:style-name="P84"/>
      <text:p text:style-name="P84"/>
      <text:p text:style-name="P58">Memory <text:span text:style-name="T52">Block Note</text:span>:</text:p>
      <text:p text:style-name="P25"/>
      <text:p text:style-name="P25">The MCL51 utilizes single-cycle, synchronous memory for the microcode ROM, Program ROM, and Data RAM. No pipelining should be used inside the RAM/ROM block or outside of it.</text:p>
      <text:p text:style-name="P59"><text:soft-page-break/>Bi<text:span text:style-name="T53">t-Ad</text:span>dress<text:span text:style-name="T53">able RAM</text:span></text:p>
      <text:p text:style-name="P72"/>
      <text:p text:style-name="P86">The MCL51 supports bit-addressable addressing across the <text:span text:style-name="T53">0x20-0x2F range as well as the SFR's that have addresses that are divisible by 8.</text:span></text:p>
      <text:p text:style-name="P86"/>
      <text:p text:style-name="P50"/>
      <text:p text:style-name="P49"/>
      <text:p text:style-name="P64">Special Function Registers – SFR's:</text:p>
      <text:p text:style-name="P26"/>
      <text:p text:style-name="P27">0x81<text:tab/><text:tab/>SP<text:tab/><text:tab/><text:tab/>Stack Pointer</text:p>
      <text:p text:style-name="P27">0x82<text:tab/><text:tab/>DPL<text:tab/><text:tab/><text:tab/>DPTR - Data Pointer[7:0]</text:p>
      <text:p text:style-name="P27">0x83<text:tab/><text:tab/>DPH<text:tab/><text:tab/><text:tab/>DPTR - Data Pointer[15:8]</text:p>
      <text:p text:style-name="P28">0x<text:span text:style-name="T39">A8</text:span><text:tab/><text:tab/><text:span text:style-name="T39">IE</text:span><text:tab/><text:tab/><text:tab/><text:span text:style-name="T39">Interrupt Enable</text:span></text:p>
      <text:p text:style-name="P28">0x<text:span text:style-name="T39">A9</text:span><text:tab/><text:tab/>*<text:span text:style-name="T39">IS</text:span><text:tab/><text:tab/><text:tab/><text:span text:style-name="T39">Interrupt Source</text:span></text:p>
      <text:p text:style-name="P29">0x<text:span text:style-name="T39">C0</text:span><text:tab/><text:tab/>*<text:span text:style-name="T39">PXY_DIN</text:span><text:tab/><text:tab/><text:span text:style-name="T39">Proxy Read Data</text:span></text:p>
      <text:p text:style-name="P29">0x<text:span text:style-name="T39">C1</text:span><text:tab/><text:tab/>*<text:span text:style-name="T39">PXY_DOUT</text:span><text:tab/><text:tab/><text:span text:style-name="T39">Proxy Write Data</text:span></text:p>
      <text:p text:style-name="P30">0x<text:span text:style-name="T39">C2</text:span><text:tab/><text:tab/>*<text:span text:style-name="T39">PXY_ADR</text:span><text:tab/><text:tab/><text:span text:style-name="T40">Proxy Address</text:span></text:p>
      <text:p text:style-name="P28">0x<text:span text:style-name="T39">D0</text:span><text:tab/><text:tab/><text:span text:style-name="T39">PSW<text:tab/></text:span><text:tab/><text:tab/><text:span text:style-name="T39">Program Status Word</text:span></text:p>
      <text:p text:style-name="P28">0x<text:span text:style-name="T39">E0</text:span><text:tab/><text:tab/><text:span text:style-name="T39">ACC<text:tab/></text:span><text:tab/><text:tab/><text:span text:style-name="T39">Accumulator</text:span></text:p>
      <text:p text:style-name="P29">0x<text:span text:style-name="T39">F0</text:span><text:tab/><text:tab/><text:span text:style-name="T39">B<text:tab/></text:span><text:tab/><text:tab/><text:span text:style-name="T39">B Register</text:span></text:p>
      <text:p text:style-name="P29"/>
      <text:p text:style-name="P26">* - <text:s/><text:span text:style-name="T61">Registers included in the MCL51 that are not part of the original 8051</text:span></text:p>
      <text:p text:style-name="P54"/>
      <text:p text:style-name="P38">0xA<text:span text:style-name="T41">8</text:span> – I<text:span text:style-name="T41">E</text:span> – Interrupt <text:span text:style-name="T41">Enable</text:span></text:p>
      <text:p text:style-name="P31">Register contains <text:span text:style-name="T41">the global interrupt enable bit which is the same as the original 8051.</text:span></text:p>
      <text:p text:style-name="P31"/>
      <text:p text:style-name="P31">I<text:span text:style-name="T41">E</text:span>[<text:span text:style-name="T41">7</text:span>] = <text:span text:style-name="T41">Global Interrupt Enable</text:span></text:p>
      <text:p text:style-name="P31"/>
      <text:p text:style-name="P51"/>
      <text:p text:style-name="P38">0xA9 – IS – Interrupt Source</text:p>
      <text:p text:style-name="P31">Register contains seen bits of the interrupt source number which is sent by the BIU. Up to 128 unique interrupt sources are supported. <text:s/>This interrupt source will be multiplied by two which will create an address in code space that holds the address vector for that particular interrupt routine.</text:p>
      <text:p text:style-name="P31"/>
      <text:p text:style-name="P31">IS[6:0] = Interrupt Source</text:p>
      <text:p text:style-name="P51"/>
      <text:p text:style-name="P52"/>
      <text:p text:style-name="P39">0x<text:span text:style-name="T42">C0</text:span> – <text:span text:style-name="T42">PXY_DIN</text:span> – <text:span text:style-name="T42">Proxy Read Data</text:span></text:p>
      <text:p text:style-name="P32">Register contains <text:span text:style-name="T42">the data that is generated by the selected peripheral.</text:span></text:p>
      <text:p text:style-name="P35"/>
      <text:p text:style-name="P40">0x<text:span text:style-name="T42">C1</text:span> – <text:span text:style-name="T42">PXY_DOUT</text:span> – <text:span text:style-name="T42">Proxy Write Data</text:span></text:p>
      <text:p text:style-name="P33">Register contains <text:span text:style-name="T42">the data that will be written to the selected peripheral. Writing to this register will initiate a write strobe to be sent to the addressed peripheral.</text:span></text:p>
      <text:p text:style-name="P35"/>
      <text:p text:style-name="P40">0x<text:span text:style-name="T42">C2</text:span> – <text:span text:style-name="T42">PXY_ADR</text:span> – <text:span text:style-name="T42">Proxy Address</text:span></text:p>
      <text:p text:style-name="P34">Register contains <text:span text:style-name="T42">the address for the peripheral. Writing to this register will initiate a read strobe to be sent to the addressed peripheral.</text:span></text:p>
      <text:p text:style-name="P55"/>
      <text:p text:style-name="P60"><text:soft-page-break/>Proxy Peripheral Addressing</text:p>
      <text:p text:style-name="P60"/>
      <text:p text:style-name="P14">The MCL51 utilize<text:span text:style-name="T44">s</text:span> a proxy addressing method to access peripherals. This method reduces the load on the SFR's inside of the BIU and makes the interface more flexible. </text:p>
      <text:p text:style-name="P14"/>
      <text:p text:style-name="P14">Peripherals are connected to three SFR's. <text:s/>One for addresses, one for read data and one for write data. Upper bits in the PXY_ADR SFR are used to decode which peripheral is being accessed and to multiplex the data.</text:p>
      <text:p text:style-name="P14"/>
      <text:p text:style-name="P14">To write to a peripheral, first write the address to the PXY_ADR register. Then write the data to the PXY_DOUT register. This write will initiate the write strobe in the BIU to the peripheral which will complete the write cycle.</text:p>
      <text:p text:style-name="P14"/>
      <text:p text:style-name="P14">To read from a peripheral, first write the address to the PXY_ADR register. <text:span text:style-name="T43">This will initiate a read strobe in the BIU to be sent to the peripheral. </text:span>Then read the data back from the PXY_DIN registers.</text:p>
      <text:p text:style-name="P14"/>
      <text:p text:style-name="P36">Writes to the PDR_ADR register will always result in a read strobe being sent to the peripheral. It is suggested that peripheral registers should not have dual functions that would activate when a read strobe was received. Alternatively the read strobe may not be necessary to attach to the periphera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3"/>
      <text:p text:style-name="P62"><text:soft-page-break/>Interrupts</text:p>
      <text:p text:style-name="P61"/>
      <text:p text:style-name="P13">The MCL51 utilize<text:span text:style-name="T44">s </text:span>a <text:span text:style-name="T45">low-latency vectored interrupt algorithm which is different from the original 8051. It allows for up to 128 unique interrupt sources with an interrupt vector table held in code ROM. The BIU prioritizes the interrupts and sends an interrupt source number to the EU for processing. The EU multiplies this number by two which becomes the address in code ROM that contains the address for the processing routine for that interrupt. </text:span></text:p>
      <text:p text:style-name="P13"/>
      <text:p text:style-name="P43">Interrupt Sequence</text:p>
      <text:p text:style-name="P15"/>
      <text:p text:style-name="P15">1)<text:tab/><text:span text:style-name="T21">BIU_INTERRUPT </text:span>is received from the BIU</text:p>
      <text:p text:style-name="P16">2)<text:tab/>At the end of the current instruction, <text:span text:style-name="T46">the EU will disable interrupt globally and then </text:span>read <text:s text:c="5"/><text:tab/>SFR register 0xA9, the Interrupt Source register, and multiply it by two to create the <text:tab/>address in code ROM that holds the interrupt vector.</text:p>
      <text:p text:style-name="P15">3)<text:tab/>The EU will fetch this vector from code ROM <text:span text:style-name="T46">and perform an LCALL to this address</text:span></text:p>
      <text:p text:style-name="P15"/>
      <text:p text:style-name="P17"><text:span text:style-name="T46">I</text:span>nside the interrupt routine, the user should debounce the interrupt source so it will not be asserted upon exiting the interrupt routine.</text:p>
      <text:p text:style-name="P17"/>
      <text:p text:style-name="P18">At the end of the interrupt routine there should be an RETI instruction which will re-enable interrupts globally and return program execution to the address that was pushed to the stack. <text:span text:style-name="T47">Like the original 8051, no other registers or flags are pushed to the stack so care should be taken to return the machine state back to the original condition before the interrupt routine was entered. </text:span></text:p>
      <text:p text:style-name="P18"/>
      <text:p text:style-name="P19">Like the original 8051, <text:span text:style-name="T48">after returning from the interrupt routine, </text:span>at least one instruction will be processed before the next interrupt is <text:span text:style-name="T49">taken</text:span>.</text:p>
      <text:p text:style-name="P19"/>
      <text:p text:style-name="P19"/>
      <text:p text:style-name="P19"/>
      <text:p text:style-name="P19"/>
      <text:p text:style-name="P21"><text:span text:style-name="T58">Interrupt vectors</text:span> </text:p>
      <text:p text:style-name="P21"/>
      <text:p text:style-name="P20">Interrupt vectors are held in program ROM and contain two bytes for each interrupt source. <text:span text:style-name="T50">Interrupt sources 0 and 1 should not be used as it would map to program ROM addresses 0x00 – 0x03 which already contain an LJMP that is executed right after RESET.</text:span></text:p>
      <text:p text:style-name="P13"/>
      <text:p text:style-name="P22">Interrupt vectors are stored in ROM with the upper byte of the vector held in the lower addresses.</text:p>
      <text:p text:style-name="P22"/>
      <text:p text:style-name="P37">For example:</text:p>
      <text:p text:style-name="P37"/>
      <text:p text:style-name="P23">INT2 <text:s text:c="2"/>= <text:tab/><text:span text:style-name="T62">Program ROM a</text:span>ddress 0x04 = Vector-<text:span text:style-name="T63">2</text:span> <text:span text:style-name="T64">a</text:span>ddress[15:8]</text:p>
      <text:p text:style-name="P24"><text:tab/><text:tab/><text:span text:style-name="T62">Program ROM a</text:span>ddress 0x05 = Vector-<text:span text:style-name="T63">2</text:span> <text:span text:style-name="T64">a</text:span>ddress[7:0]</text:p>
      <text:p text:style-name="P23"/>
      <text:p text:style-name="P24">INT<text:span text:style-name="T51">3</text:span> <text:s text:c="2"/>= <text:tab/><text:span text:style-name="T62">Program ROM a</text:span>ddress 0x0<text:span text:style-name="T51">6</text:span> = Vector-<text:span text:style-name="T63">3</text:span> <text:span text:style-name="T64">a</text:span>ddress[15:8]</text:p>
      <text:p text:style-name="P24"><text:tab/><text:tab/><text:span text:style-name="T62">Program ROM a</text:span>ddress 0x0<text:span text:style-name="T51">7</text:span> = Vector-<text:span text:style-name="T63">3</text:span> <text:span text:style-name="T64">a</text:span>ddress[7:0]</text:p>
      <text:p text:style-name="P23"/>
      <text:p text:style-name="P23"/>
      <text:p text:style-name="P53"><text:soft-page-break/><text:span text:style-name="T59">MCL51 </text:span>Integration <text:span text:style-name="T59">into an FPGA</text:span></text:p>
      <text:p text:style-name="P66"/>
      <text:p text:style-name="P66"/>
      <text:p text:style-name="P87">Integration of the MCL<text:span text:style-name="T54">51</text:span> core is straightforward. <text:s/>The user only needs to supply a <text:span text:style-name="T55">1024</text:span> deep by 32 bit wide ROM to hold the <text:span text:style-name="T55">EU microcode and a block of ROM and RAM for program ROM and data RAM.</text:span> There are no PLLs, DLL's or other <text:span text:style-name="T60">additional </text:span>resources required by the core.</text:p>
      <text:p text:style-name="P87"/>
      <text:p text:style-name="P89">The supplied <text:span text:style-name="T56">example </text:span>BIU <text:span text:style-name="T57">contains 4KB of Program ROM and 512 bytes of Data RAM. Peripherals include a UART, a dual-output Timer, and a simple interrupt controller.</text:span></text:p>
      <text:p text:style-name="P90"/>
      <text:p text:style-name="P90"/>
      <text:p text:style-name="P90"/>
      <text:p text:style-name="P2">Peripherals</text:p>
      <text:p text:style-name="P73"/>
      <text:p text:style-name="P73"/>
      <text:p text:style-name="P88"><text:span text:style-name="T66">UART</text:span><text:span text:style-name="T65"> – Fixed baud rate that can snoop the RX line to load Intel-Hex format code into Program ROM. Baud rate timer is built into the peripheral. An interrupt is asserted when a byte is received.</text:span></text:p>
      <text:p text:style-name="P88"/>
      <text:p text:style-name="P88"/>
      <text:p text:style-name="P91">Registers:</text:p>
      <text:p text:style-name="P92">0x0<text:tab/><text:tab/>WO<text:tab/>Rx_Byte<text:tab/>Reading this register clears the RX_HAS_BYTE bit</text:p>
      <text:p text:style-name="P92">0x1<text:tab/><text:tab/>RO<text:tab/>Status<text:tab/><text:tab/>Bit[0]=TX_BUSY <text:s text:c="4"/>Bit[1]=RX_HAS_BYTE</text:p>
      <text:p text:style-name="P92">0x2<text:tab/><text:tab/>WO<text:tab/>Tx_Byte<text:tab/>Writing sends the byte over UART TX</text:p>
      <text:p text:style-name="P92"/>
      <text:p text:style-name="P92"/>
      <text:p text:style-name="P92">Loader:</text:p>
      <text:p text:style-name="P92">UART snoops RX line for the '{' character which will half the CPU and enable the Loader</text:p>
      <text:p text:style-name="P92">After the '{' character is entered, the Intel-HEX file may be sent over the RX line.</text:p>
      <text:p text:style-name="P92">When complete, send the '}' character which will reset the CPU and begin running the new code.</text:p>
      <text:p text:style-name="P92"/>
      <text:p text:style-name="P93">The Loader will not <text:span text:style-name="T67">verify</text:span> the checksum of the Intel-Hex program fil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4">Timer<text:span text:style-name="T13"> – Dual 24-bit output, programmable timers. Timer-0 is a frequency generator and Timer-1 is a </text:span><text:span text:style-name="T19">one-shot timer</text:span><text:span text:style-name="T13">.</text:span></text:p>
      <text:p text:style-name="P96"/>
      <text:p text:style-name="P96">Registers:</text:p>
      <text:p text:style-name="P97">0x0<text:tab/>WO<text:tab/>Timer-0 Count Max[23:16]</text:p>
      <text:p text:style-name="P97">0x1<text:tab/>WO<text:tab/>Timer-0 Count Max[15:8]</text:p>
      <text:p text:style-name="P97">0x2<text:tab/>WO<text:tab/>Timer-0 Count Max[7:0]</text:p>
      <text:p text:style-name="P97">0x3<text:tab/>WO<text:tab/>Timer-0 Enable<text:tab/><text:tab/>Bit[0]=1=Enable Timer output</text:p>
      <text:p text:style-name="P97"/>
      <text:p text:style-name="P95"><text:span text:style-name="T13">0x</text:span><text:span text:style-name="T18">4</text:span><text:span text:style-name="T13"><text:tab/>WO<text:tab/>Timer-</text:span><text:span text:style-name="T18">1</text:span><text:span text:style-name="T13"> Count Max[23:16]</text:span></text:p>
      <text:p text:style-name="P95"><text:span text:style-name="T13">0x</text:span><text:span text:style-name="T18">5</text:span><text:span text:style-name="T13"><text:tab/>WO<text:tab/>Timer-</text:span><text:span text:style-name="T18">1</text:span><text:span text:style-name="T13"> Count Max[15:8]</text:span></text:p>
      <text:p text:style-name="P95"><text:span text:style-name="T13">0x</text:span><text:span text:style-name="T18">6</text:span><text:span text:style-name="T13"><text:tab/>WO<text:tab/>Timer-</text:span><text:span text:style-name="T18">1</text:span><text:span text:style-name="T13"> Count Max[7:0]</text:span></text:p>
      <text:p text:style-name="P95"><text:span text:style-name="T13">0x</text:span><text:span text:style-name="T18">7</text:span><text:span text:style-name="T13"><text:tab/>WO<text:tab/>Timer-</text:span><text:span text:style-name="T18">1</text:span><text:span text:style-name="T13"> Enable<text:tab/><text:tab/>Bit[0]=1=Enable Timer output</text:span></text:p>
      <text:p text:style-name="P95"><text:span text:style-name="T13">0x</text:span><text:span text:style-name="T18">8</text:span><text:span text:style-name="T13"><text:tab/>WO<text:tab/>Timer-</text:span><text:span text:style-name="T18">1</text:span><text:span text:style-name="T13"> </text:span><text:span text:style-name="T18">Debounce</text:span><text:span text:style-name="T13"><text:tab/><text:tab/></text:span><text:span text:style-name="T18">Writing to register will debounce Timer-0 output</text:span></text:p>
      <text:p text:style-name="P97"/>
      <text:p text:style-name="P96"/>
      <text:p text:style-name="P99">Timer-0 can be used to generate a constant square-wave frequency and Timer-1 can generate periodic interrupts to the CPU which need to be debounced.</text:p>
      <text:p text:style-name="P98"/>
      <text:p text:style-name="P98"/>
      <text:p text:style-name="P98"/>
      <text:p text:style-name="P98"/>
      <text:p text:style-name="P65">EU ROM Description </text:p>
      <text:p text:style-name="P74"/>
      <text:p text:style-name="P74"/>
      <text:p text:style-name="P103">The signals for the EU microcode ROM are described below. The ROM should be 1Kx32 with no registered outputs.</text:p>
      <text:p text:style-name="P100"/>
      <text:p text:style-name="P101"/>
      <text:p text:style-name="P101">//---------------------------------------------------------</text:p>
      <text:p text:style-name="P101">// EU Microcode ROM. <text:s/>1Kx32</text:p>
      <text:p text:style-name="P101">//---------------------------------------------------------</text:p>
      <text:p text:style-name="P101"/>
      <text:p text:style-name="P102">module eu_rom</text:p>
      <text:p text:style-name="P102"><text:s text:c="2"/>(</text:p>
      <text:p text:style-name="P102"><text:tab/>input<text:tab/><text:tab/><text:tab/>Reset,</text:p>
      <text:p text:style-name="P102"><text:tab/>input<text:tab/><text:tab/><text:tab/>OutClock,</text:p>
      <text:p text:style-name="P102"><text:tab/>input<text:tab/><text:tab/><text:tab/>OutClockEn,</text:p>
      <text:p text:style-name="P102"><text:tab/>input <text:s text:c="2"/>[9:0]<text:tab/><text:tab/>Address,</text:p>
      <text:p text:style-name="P102"><text:tab/>output [31:0] <text:s text:c="3"/><text:tab/>Q</text:p>
      <text:p text:style-name="P102"><text:s text:c="2"/>);</text:p>
      <text:p text:style-name="P10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20:09:31.530000000</meta:creation-date>
    <dc:date>2016-06-06T09:18:36.768000000</dc:date>
    <meta:editing-duration>P1DT1H3M31S</meta:editing-duration>
    <meta:editing-cycles>204</meta:editing-cycles>
    <meta:generator>LibreOffice/5.0.4.2$Windows_x86 LibreOffice_project/2b9802c1994aa0b7dc6079e128979269cf95bc78</meta:generator>
    <meta:print-date>2016-05-02T18:12:20.151000000</meta:print-date>
    <meta:document-statistic meta:table-count="0" meta:image-count="0" meta:object-count="0" meta:page-count="11" meta:paragraph-count="145" meta:word-count="1910" meta:character-count="11764" meta:non-whitespace-character-count="9721"/>
  </office:meta>
</office:document-meta>
</file>